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ndale Mono" svg:font-family="'Andale Mono'" style:font-pitch="fixed"/>
    <style:font-face style:name="Cousine" svg:font-family="Cousine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ooter_20_left" style:master-page-name="Обратная_20_сторона">
      <style:paragraph-properties style:page-number="auto"/>
    </style:style>
    <style:style style:name="P7" style:family="paragraph" style:parent-style-name="Header">
      <style:text-properties officeooo:rsid="00825b60" officeooo:paragraph-rsid="00825b60"/>
    </style:style>
    <style:style style:name="P8" style:family="paragraph" style:parent-style-name="Heading" style:master-page-name="First_20_Page">
      <style:paragraph-properties style:page-number="auto"/>
      <style:text-properties officeooo:paragraph-rsid="00825b60"/>
    </style:style>
    <style:style style:name="T1" style:family="text">
      <style:text-properties officeooo:rsid="005ffed0"/>
    </style:style>
    <style:style style:name="T2" style:family="text">
      <style:text-properties officeooo:rsid="00825b60"/>
    </style:style>
    <style:style style:name="T3" style:family="text">
      <style:text-properties style:font-name="Andale Mono"/>
    </style:style>
    <style:style style:name="T4" style:family="text">
      <style:text-properties style:font-name="Andale Mono" fo:font-weight="bold" style:font-weight-asian="bold" style:font-weight-complex="bold"/>
    </style:style>
    <style:style style:name="T5" style:family="text">
      <style:text-properties style:font-name="Andale Mono" fo:font-weight="normal" style:font-weight-asian="normal" style:font-weight-complex="normal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КОЛЯДКА</text:p>
      <text:p text:style-name="Text">Коляда, коляда — звезда над хатой!</text:p>
      <text:p text:style-name="Text">Родился Христос в Вифлеемской палате.</text:p>
      <text:p text:style-name="Text">Пусть в доме — тепло, в амбаре — пшеница,</text:p>
      <text:p text:style-name="Text">А в сердце — как снег, чистота и молитва!</text:p>
      <text:p text:style-name="Text">019b16da-f770-717f-b9d8-465ed5d88719.mp4vide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ndale Mono" svg:font-family="'Andale Mono'" style:font-pitch="fixed"/>
    <style:font-face style:name="Cousine" svg:font-family="Cousine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">
      <style:text-properties officeooo:rsid="00825b60" officeooo:paragraph-rsid="00825b60"/>
    </style:style>
    <style:style style:name="MP2" style:family="paragraph" style:parent-style-name="Header_20_right">
      <style:text-properties style:text-rotation-angle="270" style:text-rotation-scale="line-height"/>
    </style:style>
    <style:style style:name="MP3" style:family="paragraph" style:parent-style-name="Footer_20_left" style:master-page-name="Обратная_20_сторона">
      <style:paragraph-properties style:page-number="auto"/>
    </style:style>
    <style:style style:name="MP4" style:family="paragraph" style:parent-style-name="Footer_20_left">
      <style:text-properties officeooo:rsid="005ffed0" officeooo:paragraph-rsid="005ffed0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P7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MP1">Поздравление с Рождеством </text:p>
      </style:header>
    </style:master-page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2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3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4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7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3T12:22:25.969069136</meta:creation-date>
    <dc:title>Default</dc:title>
    <meta:editing-cycles>2</meta:editing-cycles>
    <meta:editing-duration>PT24M30S</meta:editing-duration>
    <meta:generator>LibreOffice/7.6.7.2$Linux_X86_64 LibreOffice_project/60$Build-2</meta:generator>
    <dc:date>2025-12-13T12:46:56.621713463</dc:date>
    <meta:document-statistic meta:table-count="1" meta:image-count="0" meta:object-count="0" meta:page-count="1" meta:paragraph-count="17" meta:word-count="53" meta:character-count="317" meta:non-whitespace-character-count="276"/>
  </office:meta>
</office:document-meta>
</file>